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AE 2.03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leve</meta:initial-creator>
    <dc:creator>Eleve</dc:creator>
    <meta:creation-date>2026-01-04T09:53:00Z</meta:creation-date>
    <dc:date>2026-01-04T09:53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8" meta:row-count="1" meta:non-whitespace-character-count="8"/>
  </office:meta>
</office:document-meta>
</file>